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et's start with something simple:</text:h>
      <text:p text:style-name="Text_20_body">in mammals the ratio between bladder size<text:line-break/>and urethra is such that it takes<text:line-break/>all of them the same time to piss. Take<text:line-break/>for example the fact that Fibonnacci<text:line-break/>numbers show up everywhere. How can you<text:line-break/>look at this at all of this all of<text:line-break/>these facts and tell me to my face there<text:line-break/>is no God? And yet there isn't<text:line-break/>you murmer quietly into my ear over<text:line-break/>and over like a low tide sounding<text:line-break/>its lonely waves on an abandoned beach.<text:line-break/>The ocean that birthed us holds us<text:line-break/>still. We are tied, you and I, together<text:line-break/>in her arms. The moon, caring father,<text:line-break/>looks down from a dispassionate sk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t's start with something simple:</dc:title>
  </office:meta>
</office:document-meta>
</file>